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17cm" style:rel-column-width="65535*"/>
    </style:style>
    <style:style style:name="Tableau1.1" style:family="table-row">
      <style:table-row-properties fo:background-color="transparent">
        <style:background-image/>
      </style:table-row-properties>
    </style:style>
    <style:style style:name="Tableau1.A1" style:family="table-cell">
      <style:table-cell-properties fo:background-color="#000000" fo:padding="0.097cm" fo:border="0.05pt solid #000000">
        <style:background-image/>
      </style:table-cell-properties>
    </style:style>
    <style:style style:name="P1" style:family="paragraph" style:parent-style-name="Standard">
      <style:text-properties officeooo:rsid="001065d0" officeooo:paragraph-rsid="001065d0"/>
    </style:style>
    <style:style style:name="P2" style:family="paragraph" style:parent-style-name="Standard">
      <style:paragraph-properties fo:text-align="start" style:justify-single-word="false"/>
      <style:text-properties officeooo:rsid="001065d0" officeooo:paragraph-rsid="001065d0"/>
    </style:style>
    <style:style style:name="P3" style:family="paragraph" style:parent-style-name="Standard">
      <style:text-properties officeooo:paragraph-rsid="001065d0"/>
    </style:style>
    <style:style style:name="P4" style:family="paragraph" style:parent-style-name="Standard">
      <style:paragraph-properties fo:text-align="start" style:justify-single-word="false"/>
      <style:text-properties officeooo:paragraph-rsid="001065d0"/>
    </style:style>
    <style:style style:name="P5" style:family="paragraph" style:parent-style-name="Standard">
      <style:paragraph-properties fo:text-align="start" style:justify-single-word="false"/>
      <style:text-properties style:font-name="Lucida Console" officeooo:paragraph-rsid="001065d0"/>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officeooo:rsid="001065d0" officeooo:paragraph-rsid="001065d0"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065d0" officeooo:paragraph-rsid="001065d0" style:font-weight-asian="bold" style:font-weight-complex="bold"/>
    </style:style>
    <style:style style:name="P8" style:family="paragraph" style:parent-style-name="Standard">
      <style:paragraph-properties fo:text-align="start" style:justify-single-word="false"/>
      <style:text-properties officeooo:rsid="001065d0" officeooo:paragraph-rsid="001065d0"/>
    </style:style>
    <style:style style:name="P9" style:family="paragraph" style:parent-style-name="Standard" style:list-style-name="L1">
      <style:text-properties officeooo:rsid="001065d0" officeooo:paragraph-rsid="0010dd19"/>
    </style:style>
    <style:style style:name="P10" style:family="paragraph" style:parent-style-name="Standard">
      <style:paragraph-properties fo:text-align="start" style:justify-single-word="false"/>
      <style:text-properties officeooo:rsid="0010dd19" officeooo:paragraph-rsid="0010dd19"/>
    </style:style>
    <style:style style:name="P11" style:family="paragraph" style:parent-style-name="Standard">
      <style:text-properties style:text-underline-style="solid" style:text-underline-width="auto" style:text-underline-color="font-color" fo:font-weight="bold" officeooo:rsid="001065d0" officeooo:paragraph-rsid="001065d0" style:font-weight-asian="bold" style:font-weight-complex="bold"/>
    </style:style>
    <style:style style:name="P12" style:family="paragraph" style:parent-style-name="Standard">
      <style:text-properties style:text-underline-style="none" fo:font-weight="bold" officeooo:rsid="001065d0" officeooo:paragraph-rsid="001065d0" style:font-weight-asian="bold" style:font-weight-complex="bold"/>
    </style:style>
    <style:style style:name="P13" style:family="paragraph" style:parent-style-name="Standard">
      <style:text-properties style:text-underline-style="none" fo:font-weight="normal" officeooo:rsid="001065d0" officeooo:paragraph-rsid="001065d0" style:font-weight-asian="normal" style:font-weight-complex="normal"/>
    </style:style>
    <style:style style:name="T1" style:family="text">
      <style:text-properties officeooo:rsid="001065d0"/>
    </style:style>
    <style:style style:name="T2" style:family="text">
      <style:text-properties officeooo:rsid="0010dd19"/>
    </style:style>
    <style:style style:name="T3" style:family="text">
      <style:text-properties fo:font-weight="normal" officeooo:rsid="0015f0e8" style:font-weight-asian="normal" style:font-weight-complex="normal"/>
    </style:style>
    <style:style style:name="T4" style:family="text">
      <style:text-properties officeooo:rsid="001654d2"/>
    </style:style>
    <style:style style:name="T5" style:family="text">
      <style:text-properties officeooo:rsid="0017cbb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rute force sign in</text:p>
      <text:p text:style-name="P1"/>
      <text:p text:style-name="P1">Le procédé consiste à lancer des requêtes avec différents username et/ou mot de passe de façon automatique jusqu’à ce qu’on trouve un couple solution.</text:p>
      <text:p text:style-name="P1"/>
      <text:p text:style-name="P1">On a constaté que quand on essayé de se connecter sur le site, le contenu des variables username et password était écrit en clair dans la barre d’adresse.</text:p>
      <text:p text:style-name="P1"/>
      <text:p text:style-name="P7">Exploration</text:p>
      <text:p text:style-name="P3"><text:span text:style-name="T1"><text:tab/>Tim, nous a conseillé de faire un brute force avec un logiciel nommé hydra </text:span><text:a xlink:type="simple" xlink:href="https://infinitelogins.com/2020/02/22/how-to-brute-force-websites-using-hydra/" text:style-name="Internet_20_link" text:visited-style-name="Visited_20_Internet_20_Link"><text:span text:style-name="T1">https://infinitelogins.com/2020/02/22/how-to-brute-force-websites-using-hydra/</text:span></text:a><text:span text:style-name="T1"> et d’autres amis nous ont parlé de kali </text:span><text:a xlink:type="simple" xlink:href="https://www.kali.org/get-kali/#kali-virtual-machines" text:style-name="Internet_20_link" text:visited-style-name="Visited_20_Internet_20_Link">https://www.kali.org/get-kali/#kali-virtual-machines</text:a></text:p>
      <text:p text:style-name="P3"><text:span text:style-name="T1"><text:tab/>Quand on avait cherché le flag dans la barre « member search by id », on avait pu récupérer pas mal d’infos sur les différents membres enregistrés tels que first_name et last_name mais pas de username (</text:span><text:a xlink:type="simple" xlink:href="http://10.13.200.240/?page=member&amp;id=1+or+true+union+select+first_name%2C+last_name+from+users&amp;Submit=Submit" text:style-name="Internet_20_link" text:visited-style-name="Visited_20_Internet_20_Link">http://10.13.200.240/?page=member&amp;id=1+or+true+union+select+first_name%2C+last_name+from+users&amp;Submit=Submit</text:a><text:a xlink:type="simple" xlink:href="http://10.13.200.240/?page=member&amp;id=1+or+true+union+select+first_name%2C+last_name+from+users&amp;Submit=Submit#" text:style-name="Internet_20_link" text:visited-style-name="Visited_20_Internet_20_Link">#</text:a><text:span text:style-name="T1">) je suis donc partie sur ces infos comme indice pour le username et j’ai tenté de brute force avec hydra en utilisant rockyou.txt comme dictionnaire de mot de passe.</text:span></text:p>
      <text:p text:style-name="P2">La ligne de commande pour brute force avec hydra ressemble à ça : </text:p>
      <table:table table:name="Tableau1" table:style-name="Tableau1">
        <table:table-column table:style-name="Tableau1.A"/>
        <table:table-row table:style-name="Tableau1.1">
          <table:table-cell table:style-name="Tableau1.A1" office:value-type="string">
            <text:p text:style-name="P5">hydra -l two -P /usr/share/wordlists/rockyou.txt 10.13.200.240 http-get-form "/:?page=signin&amp;username=^USER^&amp;password=^PASS^&amp;Login=:Home"</text:p>
          </table:table-cell>
        </table:table-row>
      </table:table>
      <text:p text:style-name="P2">^USER^ est la variable <text:s/>utilisée pour le username et renseignée par l’option -l</text:p>
      <text:p text:style-name="P2">^PASS^ est la variable utilisée pour le password et r<text:span text:style-name="T2">e</text:span>nseignée par l’option -P (en majuscule c’est pour utiliser les éléments d’une liste ).</text:p>
      <text:p text:style-name="P2">Ce fut un echec.</text:p>
      <text:p text:style-name="P2">On nous a alors conseillé de refouiller la DB et de regarder un « rang au dessus » pour voir toutes les basses et de faire un script de test pour le brute force.</text:p>
      <text:p text:style-name="P4"><text:span text:style-name="T1">Grace au site </text:span><text:a xlink:type="simple" xlink:href="https://dev.mysql.com/doc/refman/5.7/en/information-schema-schemata-table.html" text:style-name="Internet_20_link" text:visited-style-name="Visited_20_Internet_20_Link">https://dev.mysql.com/doc/refman/5.7/en/information-schema-schemata-table.html</text:a> « 1 or true union select schema_name, catalog_name from information_schema.schemata » <text:span text:style-name="T2">donne un résultat intéressant </text:span>(cf nameetcatalogfromschemata.png) </text:p>
      <text:p text:style-name="P10">Face aux difficultés rencontrées pour inspecter le contenu des autres databases, je me lance dans l’écriture d’un script en bash pour faire le brute force.</text:p>
      <text:p text:style-name="P4"/>
      <text:p text:style-name="P7">Offensive</text:p>
      <text:p text:style-name="P1"><text:tab/><text:span text:style-name="T2">J’ai lancé mon script avec « admin » en tant que username et j’ai pu trouver un mot de passe correspondant ce qui m’a donné le flag.</text:span></text:p>
      <text:p text:style-name="P1"/>
      <text:p text:style-name="P7">Faille</text:p>
      <text:p text:style-name="P12"><text:tab/><text:span text:style-name="T3">Les requêtes se font directement via l’adresse avec l’écriture en clair du mot de passe et du username est une première faille. La choix du username pour le compte admin est une deuxième faille</text:span></text:p>
      <text:p text:style-name="P1"><text:tab/></text:p>
      <text:p text:style-name="P7">Mitigation</text:p>
      <text:p text:style-name="P13"><text:tab/><text:span text:style-name="T4">Les requêtes ne devrait pas se faire via l’adresse mais via des post (par exemple) avec les mots de passes stocké chiffré. Choisir autre chose, de moins évident pour le username administrateur. </text:span><text:span text:style-name="T5">Imposer des mots de passe mieux sécurisé (minuscule, majuscule, chiffre, caractère spécial et taille minimal). Imposer un délais entre plusieurs tentatives erronées</text:span></text:p>
      <text:p text:style-name="P1"/>
      <text:p text:style-name="P7">Sources</text:p>
      <text:list xml:id="list4083679505" text:style-name="L1">
        <text:list-item>
          <text:p text:style-name="P9"><text:a xlink:type="simple" xlink:href="https://infinitelogins.com/2020/02/22/how-to-brute-force-websites-using-hydra/" text:style-name="Internet_20_link" text:visited-style-name="Visited_20_Internet_20_Link">https://infinitelogins.com/2020/02/22/how-to-brute-force-websites-using-hydra/</text:a></text:p>
        </text:list-item>
        <text:list-item>
          <text:p text:style-name="P9"><text:a xlink:type="simple" xlink:href="https://www.kali.org/get-kali/#kali-virtual-machines" text:style-name="Internet_20_link" text:visited-style-name="Visited_20_Internet_20_Link">https://www.kali.org/get-kali/#kali-virtual-machines</text:a></text:p>
        </text:list-item>
        <text:list-item>
          <text:p text:style-name="P9"><text:soft-page-break/><text:a xlink:type="simple" xlink:href="https://dev.mysql.com/doc/refman/5.7/en/information-schema-schemata-table.html" text:style-name="Internet_20_link" text:visited-style-name="Visited_20_Internet_20_Link">https://dev.mysql.com/doc/refman/5.7/en/information-schema-schemata-table.html</text:a> </text:p>
        </text:list-item>
        <text:list-item>
          <text:p text:style-name="P9"><text:a xlink:type="simple" xlink:href="https://medium.com/securebit/brute-forcing-using-custom-shell-scripts-abf73eaf9cda" text:style-name="Internet_20_link" text:visited-style-name="Visited_20_Internet_20_Link">https://medium.com/securebit/brute-forcing-using-custom-shell-scripts-abf73eaf9cda</text:a> </text:p>
        </text:list-item>
        <text:list-item>
          <text:p text:style-name="P9"><text:a xlink:type="simple" xlink:href="https://linuxhint.com/curl_bash_examples/" text:style-name="Internet_20_link" text:visited-style-name="Visited_20_Internet_20_Link">https://linuxhint.com/curl_bash_examples/</text:a> </text:p>
        </text:list-item>
        <text:list-item>
          <text:p text:style-name="P9"><text:a xlink:type="simple" xlink:href="https://debian-facile.org/doc:programmation:shells:script-bash-variables-arguments-parametres" text:style-name="Internet_20_link" text:visited-style-name="Visited_20_Internet_20_Link">https://debian-facile.org/doc:programmation:shells:script-bash-variables-arguments-parametres</text:a> </text:p>
        </text:list-item>
        <text:list-item>
          <text:p text:style-name="P9"><text:a xlink:type="simple" xlink:href="https://stackoverflow.com/questions/25877637/while-variable-is-not-equal-to-x-or-y-bash" text:style-name="Internet_20_link" text:visited-style-name="Visited_20_Internet_20_Link">https://stackoverflow.com/questions/25877637/while-variable-is-not-equal-to-x-or-y-bash</text:a> </text:p>
        </text:list-item>
        <text:list-item>
          <text:p text:style-name="P9"><text:a xlink:type="simple" xlink:href="https://www.cyberciti.biz/faq/unix-howto-read-line-by-line-from-file/" text:style-name="Internet_20_link" text:visited-style-name="Visited_20_Internet_20_Link">https://www.cyberciti.biz/faq/unix-howto-read-line-by-line-from-file/</text:a> </text:p>
        </text:list-item>
        <text:list-item>
          <text:p text:style-name="P9">rockyou.txt <text:a xlink:type="simple" xlink:href="https://www.google.com/url?sa=t&amp;rct=j&amp;q=&amp;esrc=s&amp;source=web&amp;cd=&amp;cad=rja&amp;uact=8&amp;ved=2ahUKEwiq8b3jp7j-AhUMif0HHVVYB5QQFnoECAgQAQ&amp;url=https%3A%2F%2Fgithub.com%2Fbrannondorsey%2Fnaive-hashcat%2Freleases%2Fdownload%2Fdata%2Frockyou.txt&amp;usg=AOvVaw3snAERl1mU6Ccr4WFEazBd" text:style-name="Internet_20_link" text:visited-style-name="Visited_20_Internet_20_Link">https://www.google.com/url?sa=t&amp;rct=j&amp;q=&amp;esrc=s&amp;source=web&amp;cd=&amp;cad=rja&amp;uact=8&amp;ved=2ahUKEwiq8b3jp7j-AhUMif0HHVVYB5QQFnoECAgQAQ&amp;url=https%3A%2F%2Fgithub.com%2Fbrannondorsey%2Fnaive-hashcat%2Freleases%2Fdownload%2Fdata%2Frockyou.txt&amp;usg=AOvVaw3snAERl1mU6Ccr4WFEazBd</text:a> </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21T15:07:36.762000000</meta:creation-date>
    <dc:date>2023-04-26T14:10:53.707000000</dc:date>
    <meta:editing-duration>PT27M45S</meta:editing-duration>
    <meta:editing-cycles>6</meta:editing-cycles>
    <meta:generator>LibreOffice/7.0.3.1$Windows_X86_64 LibreOffice_project/d7547858d014d4cf69878db179d326fc3483e082</meta:generator>
    <meta:document-statistic meta:table-count="1" meta:image-count="0" meta:object-count="0" meta:page-count="2" meta:paragraph-count="31" meta:word-count="426" meta:character-count="3646" meta:non-whitespace-character-count="3243"/>
  </office:meta>
</office:document-meta>
</file>